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>
      <style:text-properties fo:color="#1155cc" style:text-underline-style="solid" style:text-underline-color="font-color"/>
    </style:style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han</text:span><text:span text:style-name="T1_2"><text:s/></text:span><text:span text:style-name="T1_3">troszkę</text:span><text:span text:style-name="T1_4"><text:s/></text:span><text:span text:style-name="T1_5">wcześniej</text:span><text:span text:style-name="T1_6"><text:s/></text:span><text:span text:style-name="T1_7">w</text:span><text:span text:style-name="T1_8"><text:s/></text:span><text:span text:style-name="T1_9">swoim</text:span><text:span text:style-name="T1_10"><text:s/></text:span><text:span text:style-name="T1_11">artykule</text:span><text:span text:style-name="T1_12"><text:s/></text:span><text:span text:style-name="T1_13">wymienia</text:span><text:span text:style-name="T1_14">,<text:s/></text:span><text:span text:style-name="T1_15">za</text:span><text:span text:style-name="T1_16"><text:s/></text:span><text:span text:style-name="T1_17">co</text:span><text:span text:style-name="T1_18"><text:s/></text:span><text:span text:style-name="T1_19">kocha</text:span><text:span text:style-name="T1_20"><text:s/></text:span><text:span text:style-name="T1_21">fandom</text:span><text:span text:style-name="T1_22"><text:s/></text:span><text:span text:style-name="T1_23">MLP</text:span><text:span text:style-name="T1_24">.<text:s/></text:span><text:span text:style-name="T1_25">Pod</text:span><text:span text:style-name="T1_26"><text:s/></text:span><text:span text:style-name="T1_27">jej</text:span><text:span text:style-name="T1_28"><text:s/></text:span><text:span text:style-name="T1_29">tekstem</text:span><text:span text:style-name="T1_30"><text:s/></text:span><text:span text:style-name="T1_31">podpisuję</text:span><text:span text:style-name="T1_32"><text:s/></text:span><text:span text:style-name="T1_33">się</text:span><text:span text:style-name="T1_34"><text:s/></text:span><text:span text:style-name="T1_35">obiema</text:span><text:span text:style-name="T1_36"><text:s/></text:span><text:span text:style-name="T1_37">rękami</text:span><text:span text:style-name="T1_38">.<text:s/></text:span><text:span text:style-name="T1_39">Brakuje</text:span><text:span text:style-name="T1_40"><text:s/></text:span><text:span text:style-name="T1_41">mi</text:span><text:span text:style-name="T1_42"><text:s/></text:span><text:span text:style-name="T1_43">jednak</text:span><text:span text:style-name="T1_44"><text:s/></text:span><text:span text:style-name="T1_45">na</text:span><text:span text:style-name="T1_46"><text:s/></text:span><text:span text:style-name="T1_47">tej</text:span><text:span text:style-name="T1_48"><text:s/></text:span><text:span text:style-name="T1_49">liście</text:span><text:span text:style-name="T1_50"><text:s/></text:span><text:span text:style-name="T1_51">jednej</text:span><text:span text:style-name="T1_52"><text:s/></text:span><text:span text:style-name="T1_53">rzeczy</text:span><text:span text:style-name="T1_54">,<text:s/></text:span><text:span text:style-name="T1_55">którą</text:span><text:span text:style-name="T1_56"><text:s/></text:span><text:span text:style-name="T1_57">podobnie</text:span><text:span text:style-name="T1_58"><text:s/></text:span><text:span text:style-name="T1_59">uwielbiam</text:span><text:span text:style-name="T1_60">.<text:s/></text:span><text:span text:style-name="T1_61">A</text:span><text:span text:style-name="T1_62"><text:s/></text:span><text:span text:style-name="T1_63">są</text:span><text:span text:style-name="T1_64"><text:s/></text:span><text:span text:style-name="T1_65">to</text:span><text:span text:style-name="T1_66"><text:s/></text:span><text:span text:style-name="T1_67">różnego</text:span><text:span text:style-name="T1_68"><text:s/></text:span><text:span text:style-name="T1_69">rodzaju</text:span><text:span text:style-name="T1_70"><text:s/></text:span><text:span text:style-name="T1_71">akcje</text:span><text:span text:style-name="T1_72"><text:s/></text:span><text:span text:style-name="T1_73">fandomowe</text:span><text:span text:style-name="T1_74">,<text:s/></text:span><text:span text:style-name="T1_75">jak</text:span><text:span text:style-name="T1_76"><text:s/></text:span><text:span text:style-name="T1_77">np</text:span><text:span text:style-name="T1_78">.<text:s/></text:span><text:span text:style-name="T1_79">Pony</text:span><text:span text:style-name="T1_80"><text:s/></text:span><text:span text:style-name="T1_81">Poczta</text:span><text:span text:style-name="T1_82">.</text:span></text:p>
      <text:p text:style-name="P2"><text:span text:style-name="T2_1"><text:s/></text:span></text:p>
      <text:p text:style-name="P3"><text:span text:style-name="T3_1">Dla</text:span><text:span text:style-name="T3_2"><text:s/></text:span><text:span text:style-name="T3_3">osób</text:span><text:span text:style-name="T3_4">,<text:s/></text:span><text:span text:style-name="T3_5">które</text:span><text:span text:style-name="T3_6"><text:s/></text:span><text:span text:style-name="T3_7">słyszą</text:span><text:span text:style-name="T3_8"><text:s/></text:span><text:span text:style-name="T3_9">po</text:span><text:span text:style-name="T3_10"><text:s/></text:span><text:span text:style-name="T3_11">raz</text:span><text:span text:style-name="T3_12"><text:s/></text:span><text:span text:style-name="T3_13">pierwszy</text:span><text:span text:style-name="T3_14"><text:s/></text:span><text:span text:style-name="T3_15">o</text:span><text:span text:style-name="T3_16"><text:s/></text:span><text:span text:style-name="T3_17">tej</text:span><text:span text:style-name="T3_18"><text:s/></text:span><text:span text:style-name="T3_19">akcji</text:span><text:span text:style-name="T3_20">,<text:s/></text:span><text:span text:style-name="T3_21">to</text:span><text:span text:style-name="T3_22"><text:s/></text:span><text:span text:style-name="T3_23">wspomnę</text:span><text:span text:style-name="T3_24">,<text:s/></text:span><text:span text:style-name="T3_25">że</text:span><text:span text:style-name="T3_26"><text:s/></text:span><text:span text:style-name="T3_27">w</text:span><text:span text:style-name="T3_28"><text:s/></text:span><text:span text:style-name="T3_29">styczniu</text:span><text:span text:style-name="T3_30"><text:s/></text:span><text:span text:style-name="T3_31">minęły</text:span><text:span text:style-name="T3_32"><text:s/></text:span><text:span text:style-name="T3_33">już</text:span><text:span text:style-name="T3_34"><text:s/>2<text:s/></text:span><text:span text:style-name="T3_35">lata</text:span><text:span text:style-name="T3_36"><text:s/></text:span><text:span text:style-name="T3_37">i</text:span><text:span text:style-name="T3_38"><text:s/></text:span><text:span text:style-name="T3_39">przez</text:span><text:span text:style-name="T3_40"><text:s/></text:span><text:span text:style-name="T3_41">ten</text:span><text:span text:style-name="T3_42"><text:s/></text:span><text:span text:style-name="T3_43">okres</text:span><text:span text:style-name="T3_44"><text:s/></text:span><text:span text:style-name="T3_45">odbyły</text:span><text:span text:style-name="T3_46"><text:s/></text:span><text:span text:style-name="T3_47">się</text:span><text:span text:style-name="T3_48"><text:s/>4<text:s/></text:span><text:span text:style-name="T3_49">edycje</text:span><text:span text:style-name="T3_50"><text:s/>–<text:s/>3<text:s/></text:span><text:span text:style-name="T3_51">klasyczne</text:span><text:span text:style-name="T3_52"><text:s/></text:span><text:span text:style-name="T3_53">i</text:span><text:span text:style-name="T3_54"><text:s/></text:span><text:span text:style-name="T3_55">jedna</text:span><text:span text:style-name="T3_56"><text:s/></text:span><text:span text:style-name="T3_57">wakacyjna</text:span><text:span text:style-name="T3_58">.<text:s/></text:span><text:span text:style-name="T3_59">Polega</text:span><text:span text:style-name="T3_60"><text:s/></text:span><text:span text:style-name="T3_61">to</text:span><text:span text:style-name="T3_62"><text:s/></text:span><text:span text:style-name="T3_63">na</text:span><text:span text:style-name="T3_64"><text:s/></text:span><text:span text:style-name="T3_65">napisaniu</text:span><text:span text:style-name="T3_66"><text:s/></text:span><text:span text:style-name="T3_67">listu</text:span><text:span text:style-name="T3_68">,<text:s/></text:span><text:span text:style-name="T3_69">takiego</text:span><text:span text:style-name="T3_70"><text:s/></text:span><text:span text:style-name="T3_71">klasycznego</text:span><text:span text:style-name="T3_72"><text:s/></text:span><text:span text:style-name="T3_73">na</text:span><text:span text:style-name="T3_74"><text:s/></text:span><text:span text:style-name="T3_75">kartce</text:span><text:span text:style-name="T3_76"><text:s/></text:span><text:span text:style-name="T3_77">papieru</text:span><text:span text:style-name="T3_78"><text:s/></text:span><text:span text:style-name="T3_79">i</text:span><text:span text:style-name="T3_80"><text:s/></text:span><text:span text:style-name="T3_81">wysłanie</text:span><text:span text:style-name="T3_82"><text:s/></text:span><text:span text:style-name="T3_83">go</text:span><text:span text:style-name="T3_84"><text:s/></text:span><text:span text:style-name="T3_85">wraz</text:span><text:span text:style-name="T3_86"><text:s/></text:span><text:span text:style-name="T3_87">z</text:span><text:span text:style-name="T3_88"><text:s/></text:span><text:span text:style-name="T3_89">niewielkim</text:span><text:span text:style-name="T3_90"><text:s/></text:span><text:span text:style-name="T3_91">upominkiem</text:span><text:span text:style-name="T3_92"><text:s/></text:span><text:span text:style-name="T3_93">do</text:span><text:span text:style-name="T3_94"><text:s/></text:span><text:span text:style-name="T3_95">innego</text:span><text:span text:style-name="T3_96"><text:s/></text:span><text:span text:style-name="T3_97">uczestnika</text:span><text:span text:style-name="T3_98"><text:s/></text:span><text:span text:style-name="T3_99">akcji</text:span><text:span text:style-name="T3_100">.<text:s/></text:span><text:span text:style-name="T3_101">Edycja</text:span><text:span text:style-name="T3_102"><text:s/></text:span><text:span text:style-name="T3_103">wakacyjna</text:span><text:span text:style-name="T3_104"><text:s/></text:span><text:span text:style-name="T3_105">różniła</text:span><text:span text:style-name="T3_106"><text:s/></text:span><text:span text:style-name="T3_107">się</text:span><text:span text:style-name="T3_108"><text:s/></text:span><text:span text:style-name="T3_109">od</text:span><text:span text:style-name="T3_110"><text:s/></text:span><text:span text:style-name="T3_111">innych</text:span><text:span text:style-name="T3_112"><text:s/></text:span><text:span text:style-name="T3_113">tym</text:span><text:span text:style-name="T3_114">,<text:s/></text:span><text:span text:style-name="T3_115">że</text:span><text:span text:style-name="T3_116"><text:s/></text:span><text:span text:style-name="T3_117">wtedy</text:span><text:span text:style-name="T3_118"><text:s/></text:span><text:span text:style-name="T3_119">były</text:span><text:span text:style-name="T3_120"><text:s/></text:span><text:span text:style-name="T3_121">wysyłane</text:span><text:span text:style-name="T3_122"><text:s/></text:span><text:span text:style-name="T3_123">pocztówki</text:span><text:span text:style-name="T3_124"><text:s/></text:span><text:span text:style-name="T3_125">do</text:span><text:span text:style-name="T3_126"><text:s/>3<text:s/></text:span><text:span text:style-name="T3_127">osób</text:span><text:span text:style-name="T3_128">.<text:s/></text:span><text:span text:style-name="T3_129">Osobiście</text:span><text:span text:style-name="T3_130"><text:s/></text:span><text:span text:style-name="T3_131">brałem</text:span><text:span text:style-name="T3_132"><text:s/></text:span><text:span text:style-name="T3_133">udział</text:span><text:span text:style-name="T3_134"><text:s/></text:span><text:span text:style-name="T3_135">w</text:span><text:span text:style-name="T3_136"><text:s/></text:span><text:span text:style-name="T3_137">dwóch</text:span><text:span text:style-name="T3_138"><text:s/>–<text:s/></text:span><text:span text:style-name="T3_139">wakacyjnej</text:span><text:span text:style-name="T3_140"><text:s/></text:span><text:span text:style-name="T3_141">i</text:span><text:span text:style-name="T3_142"><text:s/></text:span><text:span text:style-name="T3_143">ostatniej</text:span><text:span text:style-name="T3_144">,<text:s/></text:span><text:span text:style-name="T3_145">która</text:span><text:span text:style-name="T3_146"><text:s/></text:span><text:span text:style-name="T3_147">w</text:span><text:span text:style-name="T3_148"><text:s/></text:span><text:span text:style-name="T3_149">momencie</text:span><text:span text:style-name="T3_150"><text:s/></text:span><text:span text:style-name="T3_151">publikacji</text:span><text:span text:style-name="T3_152"><text:s/></text:span><text:span text:style-name="T3_153">numeru</text:span><text:span text:style-name="T3_154"><text:s/></text:span><text:span text:style-name="T3_155">będzie</text:span><text:span text:style-name="T3_156"><text:s/></text:span><text:span text:style-name="T3_157">zmierzała</text:span><text:span text:style-name="T3_158"><text:s/></text:span><text:span text:style-name="T3_159">do</text:span><text:span text:style-name="T3_160"><text:s/></text:span><text:span text:style-name="T3_161">szczęśliwego</text:span><text:span text:style-name="T3_162"><text:s/></text:span><text:span text:style-name="T3_163">końca</text:span><text:span text:style-name="T3_164">.</text:span></text:p>
      <text:p text:style-name="P4"><text:span text:style-name="T4_1"><text:s/></text:span></text:p>
      <text:p text:style-name="P5"><text:span text:style-name="T5_1">Ideą</text:span><text:span text:style-name="T5_2"><text:s/></text:span><text:span text:style-name="T5_3">całości</text:span><text:span text:style-name="T5_4"><text:s/></text:span><text:span text:style-name="T5_5">jest</text:span><text:span text:style-name="T5_6"><text:s/></text:span><text:span text:style-name="T5_7">przypomnienie</text:span><text:span text:style-name="T5_8"><text:s/></text:span><text:span text:style-name="T5_9">magii</text:span><text:span text:style-name="T5_10">,<text:s/></text:span><text:span text:style-name="T5_11">jaka</text:span><text:span text:style-name="T5_12"><text:s/></text:span><text:span text:style-name="T5_13">towarzyszyła</text:span><text:span text:style-name="T5_14"><text:s/></text:span><text:span text:style-name="T5_15">zwykłym</text:span><text:span text:style-name="T5_16"><text:s/></text:span><text:span text:style-name="T5_17">listom</text:span><text:span text:style-name="T5_18">,<text:s/></text:span><text:span text:style-name="T5_19">a</text:span><text:span text:style-name="T5_20"><text:s/></text:span><text:span text:style-name="T5_21">która</text:span><text:span text:style-name="T5_22"><text:s/></text:span><text:span text:style-name="T5_23">w</text:span><text:span text:style-name="T5_24"><text:s/></text:span><text:span text:style-name="T5_25">aktualnym</text:span><text:span text:style-name="T5_26"><text:s/></text:span><text:span text:style-name="T5_27">cyfrowym</text:span><text:span text:style-name="T5_28"><text:s/></text:span><text:span text:style-name="T5_29">świecie</text:span><text:span text:style-name="T5_30"><text:s/></text:span><text:span text:style-name="T5_31">jest</text:span><text:span text:style-name="T5_32"><text:s/></text:span><text:span text:style-name="T5_33">jeszcze</text:span><text:span text:style-name="T5_34"><text:s/></text:span><text:span text:style-name="T5_35">bardziej</text:span><text:span text:style-name="T5_36"><text:s/></text:span><text:span text:style-name="T5_37">spotęgowana</text:span><text:span text:style-name="T5_38">.<text:s/></text:span><text:span text:style-name="T5_39">Sam</text:span><text:span text:style-name="T5_40"><text:s/></text:span><text:span text:style-name="T5_41">ją</text:span><text:span text:style-name="T5_42"><text:s/></text:span><text:span text:style-name="T5_43">dzisiaj</text:span><text:span text:style-name="T5_44"><text:s/></text:span><text:span text:style-name="T5_45">odczułem</text:span><text:span text:style-name="T5_46">,<text:s/></text:span><text:span text:style-name="T5_47">gdy</text:span><text:span text:style-name="T5_48"><text:s/></text:span><text:span text:style-name="T5_49">wracając</text:span><text:span text:style-name="T5_50"><text:s/></text:span><text:span text:style-name="T5_51">zmęczony</text:span><text:span text:style-name="T5_52"><text:s/></text:span><text:span text:style-name="T5_53">z</text:span><text:span text:style-name="T5_54"><text:s/></text:span><text:span text:style-name="T5_55">pracy</text:span><text:span text:style-name="T5_56">,<text:s/></text:span><text:span text:style-name="T5_57">zobaczyłem</text:span><text:span text:style-name="T5_58"><text:s/></text:span><text:span text:style-name="T5_59">niespodziankę</text:span><text:span text:style-name="T5_60"><text:s/></text:span><text:span text:style-name="T5_61">w</text:span><text:span text:style-name="T5_62"><text:s/></text:span><text:span text:style-name="T5_63">postaci</text:span><text:span text:style-name="T5_64"><text:s/></text:span><text:span text:style-name="T5_65">koperty</text:span><text:span text:style-name="T5_66"><text:s/></text:span><text:span text:style-name="T5_67">A</text:span><text:span text:style-name="T5_68">4.<text:s/></text:span><text:span text:style-name="T5_69">Na</text:span><text:span text:style-name="T5_70"><text:s/></text:span><text:span text:style-name="T5_71">początku</text:span><text:span text:style-name="T5_72"><text:s/></text:span><text:span text:style-name="T5_73">głowiłem</text:span><text:span text:style-name="T5_74"><text:s/></text:span><text:span text:style-name="T5_75">się</text:span><text:span text:style-name="T5_76">,<text:s/></text:span><text:span text:style-name="T5_77">co</text:span><text:span text:style-name="T5_78"><text:s/></text:span><text:span text:style-name="T5_79">to</text:span><text:span text:style-name="T5_80"><text:s/></text:span><text:span text:style-name="T5_81">może</text:span><text:span text:style-name="T5_82"><text:s/></text:span><text:span text:style-name="T5_83">być</text:span><text:span text:style-name="T5_84">,<text:s/></text:span><text:span text:style-name="T5_85">bo</text:span><text:span text:style-name="T5_86"><text:s/></text:span><text:span text:style-name="T5_87">żaden</text:span><text:span text:style-name="T5_88"><text:s/></text:span><text:span text:style-name="T5_89">rachunek</text:span><text:span text:style-name="T5_90"><text:s/></text:span><text:span text:style-name="T5_91">już</text:span><text:span text:style-name="T5_92"><text:s/></text:span><text:span text:style-name="T5_93">nie</text:span><text:span text:style-name="T5_94"><text:s/></text:span><text:span text:style-name="T5_95">przychodzi</text:span><text:span text:style-name="T5_96"><text:s/></text:span><text:span text:style-name="T5_97">w</text:span><text:span text:style-name="T5_98"><text:s/></text:span><text:span text:style-name="T5_99">takiej</text:span><text:span text:style-name="T5_100"><text:s/></text:span><text:span text:style-name="T5_101">wielkości</text:span><text:span text:style-name="T5_102"><text:s/></text:span><text:span text:style-name="T5_103">kopertach</text:span><text:span text:style-name="T5_104">,<text:s/></text:span><text:span text:style-name="T5_105">a</text:span><text:span text:style-name="T5_106"><text:s/></text:span><text:span text:style-name="T5_107">też</text:span><text:span text:style-name="T5_108"><text:s/></text:span><text:span text:style-name="T5_109">nie</text:span><text:span text:style-name="T5_110"><text:s/></text:span><text:span text:style-name="T5_111">przypominałem</text:span><text:span text:style-name="T5_112"><text:s/></text:span><text:span text:style-name="T5_113">sobie</text:span><text:span text:style-name="T5_114">,<text:s/></text:span><text:span text:style-name="T5_115">abym</text:span><text:span text:style-name="T5_116"><text:s/></text:span><text:span text:style-name="T5_117">w</text:span><text:span text:style-name="T5_118"><text:s/></text:span><text:span text:style-name="T5_119">ostatnim</text:span><text:span text:style-name="T5_120"><text:s/></text:span><text:span text:style-name="T5_121">czasie</text:span><text:span text:style-name="T5_122"><text:s/></text:span><text:span text:style-name="T5_123">zamawiał</text:span><text:span text:style-name="T5_124"><text:s/></text:span><text:span text:style-name="T5_125">coś</text:span><text:span text:style-name="T5_126"><text:s/></text:span><text:span text:style-name="T5_127">w</text:span><text:span text:style-name="T5_128"><text:s/></text:span><text:span text:style-name="T5_129">internecie</text:span><text:span text:style-name="T5_130"><text:s/></text:span><text:span text:style-name="T5_131">od</text:span><text:span text:style-name="T5_132"><text:s/></text:span><text:span text:style-name="T5_133">osoby</text:span><text:span text:style-name="T5_134"><text:s/></text:span><text:span text:style-name="T5_135">prywatnej</text:span><text:span text:style-name="T5_136">,<text:s/></text:span><text:span text:style-name="T5_137">na</text:span><text:span text:style-name="T5_138"><text:s/></text:span><text:span text:style-name="T5_139">co</text:span><text:span text:style-name="T5_140"><text:s/></text:span><text:span text:style-name="T5_141">wskazywało</text:span><text:span text:style-name="T5_142"><text:s/></text:span><text:span text:style-name="T5_143">odręczne</text:span><text:span text:style-name="T5_144"><text:s/></text:span><text:span text:style-name="T5_145">zaadresowanie</text:span><text:span text:style-name="T5_146">.<text:s/></text:span><text:span text:style-name="T5_147">Wtedy</text:span><text:span text:style-name="T5_148"><text:s/></text:span><text:span text:style-name="T5_149">mnie</text:span><text:span text:style-name="T5_150"><text:s/></text:span><text:span text:style-name="T5_151">olśniło</text:span><text:span text:style-name="T5_152"><text:s/></text:span><text:span text:style-name="T5_153">i</text:span><text:span text:style-name="T5_154"><text:s/></text:span><text:span text:style-name="T5_155">przypomniałem</text:span><text:span text:style-name="T5_156"><text:s/></text:span><text:span text:style-name="T5_157">sobie</text:span><text:span text:style-name="T5_158"><text:s/></text:span><text:span text:style-name="T5_159">o</text:span><text:span text:style-name="T5_160"><text:s/></text:span><text:span text:style-name="T5_161">Pony</text:span><text:span text:style-name="T5_162"><text:s/></text:span><text:span text:style-name="T5_163">Poczcie</text:span><text:span text:style-name="T5_164">.<text:s/></text:span><text:span text:style-name="T5_165">Naprawdę</text:span><text:span text:style-name="T5_166"><text:s/></text:span><text:span text:style-name="T5_167">musiałem</text:span><text:span text:style-name="T5_168"><text:s/></text:span><text:span text:style-name="T5_169">się</text:span><text:span text:style-name="T5_170"><text:s/></text:span><text:span text:style-name="T5_171">wysilić</text:span><text:span text:style-name="T5_172">,<text:s/></text:span><text:span text:style-name="T5_173">aby</text:span><text:span text:style-name="T5_174"><text:s/></text:span><text:span text:style-name="T5_175">odłożyć</text:span><text:span text:style-name="T5_176"><text:s/></text:span><text:span text:style-name="T5_177">paczkę</text:span><text:span text:style-name="T5_178"><text:s/></text:span><text:span text:style-name="T5_179">i</text:span><text:span text:style-name="T5_180"><text:s/></text:span><text:span text:style-name="T5_181">zająć</text:span><text:span text:style-name="T5_182"><text:s/></text:span><text:span text:style-name="T5_183">się</text:span><text:span text:style-name="T5_184"><text:s/></text:span><text:span text:style-name="T5_185">najpierw</text:span><text:span text:style-name="T5_186"><text:s/></text:span><text:span text:style-name="T5_187">posiłkiem</text:span><text:span text:style-name="T5_188">,<text:s/></text:span><text:span text:style-name="T5_189">co</text:span><text:span text:style-name="T5_190"><text:s/></text:span><text:span text:style-name="T5_191">nie</text:span><text:span text:style-name="T5_192"><text:s/></text:span><text:span text:style-name="T5_193">zmienia</text:span><text:span text:style-name="T5_194"><text:s/></text:span><text:span text:style-name="T5_195">faktu</text:span><text:span text:style-name="T5_196">,<text:s/></text:span><text:span text:style-name="T5_197">że</text:span><text:span text:style-name="T5_198"><text:s/></text:span><text:span text:style-name="T5_199">skakałem</text:span><text:span text:style-name="T5_200"><text:s/></text:span><text:span text:style-name="T5_201">jak</text:span><text:span text:style-name="T5_202"><text:s/></text:span><text:span text:style-name="T5_203">Twilight</text:span><text:span text:style-name="T5_204">,<text:s/></text:span><text:span text:style-name="T5_205">gdy</text:span><text:span text:style-name="T5_206"><text:s/></text:span><text:span text:style-name="T5_207">zdobyła</text:span><text:span text:style-name="T5_208"><text:s/></text:span><text:span text:style-name="T5_209">swój</text:span><text:span text:style-name="T5_210"><text:s/></text:span><text:span text:style-name="T5_211">CM</text:span><text:span text:style-name="T5_212">,<text:s/></text:span><text:span text:style-name="T5_213">bo</text:span><text:span text:style-name="T5_214"><text:s/></text:span><text:span text:style-name="T5_215">już</text:span><text:span text:style-name="T5_216"><text:s/></text:span><text:span text:style-name="T5_217">zacząłem</text:span><text:span text:style-name="T5_218"><text:s/></text:span><text:span text:style-name="T5_219">tracić</text:span><text:span text:style-name="T5_220"><text:s/></text:span><text:span text:style-name="T5_221">nadzieję</text:span><text:span text:style-name="T5_222">.<text:s/></text:span><text:span text:style-name="T5_223">Z</text:span><text:span text:style-name="T5_224"><text:s/></text:span><text:span text:style-name="T5_225">przyczyn</text:span><text:span text:style-name="T5_226"><text:s/></text:span><text:span text:style-name="T5_227">niezależnych</text:span><text:span text:style-name="T5_228">,<text:s/></text:span><text:span text:style-name="T5_229">nadawca</text:span><text:span text:style-name="T5_230"><text:s/></text:span><text:span text:style-name="T5_231">mojej</text:span><text:span text:style-name="T5_232"><text:s/></text:span><text:span text:style-name="T5_233">paczki</text:span><text:span text:style-name="T5_234"><text:s/></text:span><text:span text:style-name="T5_235">nie</text:span><text:span text:style-name="T5_236"><text:s/></text:span><text:span text:style-name="T5_237">mógł</text:span><text:span text:style-name="T5_238"><text:s/></text:span><text:span text:style-name="T5_239">jej</text:span><text:span text:style-name="T5_240"><text:s/></text:span><text:span text:style-name="T5_241">wysłać</text:span><text:span text:style-name="T5_242"><text:s/></text:span><text:span text:style-name="T5_243">wcześniej</text:span><text:span text:style-name="T5_244"><text:s/></text:span><text:span text:style-name="T5_245">i</text:span><text:span text:style-name="T5_246"><text:s/></text:span><text:span text:style-name="T5_247">dotarła</text:span><text:span text:style-name="T5_248"><text:s/></text:span><text:span text:style-name="T5_249">do</text:span><text:span text:style-name="T5_250"><text:s/></text:span><text:span text:style-name="T5_251">mnie</text:span><text:span text:style-name="T5_252"><text:s/></text:span><text:span text:style-name="T5_253">dużo</text:span><text:span text:style-name="T5_254"><text:s/></text:span><text:span text:style-name="T5_255">później</text:span><text:span text:style-name="T5_256"><text:s/></text:span><text:span text:style-name="T5_257">niż</text:span><text:span text:style-name="T5_258"><text:s/></text:span><text:span text:style-name="T5_259">do</text:span><text:span text:style-name="T5_260"><text:s/></text:span><text:span text:style-name="T5_261">większości</text:span><text:span text:style-name="T5_262"><text:s/></text:span><text:span text:style-name="T5_263">osób</text:span><text:span text:style-name="T5_264">.</text:span></text:p>
      <text:p text:style-name="P6"><text:span text:style-name="T6_1"><text:s/></text:span></text:p>
      <text:p text:style-name="P7"><text:span text:style-name="T7_1">Sama</text:span><text:span text:style-name="T7_2"><text:s/></text:span><text:span text:style-name="T7_3">zawartość</text:span><text:span text:style-name="T7_4"><text:s/></text:span><text:span text:style-name="T7_5">dostarczyła</text:span><text:span text:style-name="T7_6"><text:s/></text:span><text:span text:style-name="T7_7">mi</text:span><text:span text:style-name="T7_8"><text:s/></text:span><text:span text:style-name="T7_9">ogrom</text:span><text:span text:style-name="T7_10"><text:s/></text:span><text:span text:style-name="T7_11">radości</text:span><text:span text:style-name="T7_12">.<text:s/></text:span><text:span text:style-name="T7_13">Najpierw</text:span><text:span text:style-name="T7_14"><text:s/></text:span><text:span text:style-name="T7_15">list</text:span><text:span text:style-name="T7_16">,<text:s/></text:span><text:span text:style-name="T7_17">z</text:span><text:span text:style-name="T7_18"><text:s/></text:span><text:span text:style-name="T7_19">którego</text:span><text:span text:style-name="T7_20"><text:s/></text:span><text:span text:style-name="T7_21">odkryłem</text:span><text:span text:style-name="T7_22">,<text:s/></text:span><text:span text:style-name="T7_23">od</text:span><text:span text:style-name="T7_24"><text:s/></text:span><text:span text:style-name="T7_25">kogo</text:span><text:span text:style-name="T7_26"><text:s/></text:span><text:span text:style-name="T7_27">dostałem</text:span><text:span text:style-name="T7_28"><text:s/></text:span><text:span text:style-name="T7_29">paczkę</text:span><text:span text:style-name="T7_30">,<text:s/></text:span><text:span text:style-name="T7_31">dał</text:span><text:span text:style-name="T7_32"><text:s/></text:span><text:span text:style-name="T7_33">mi</text:span><text:span text:style-name="T7_34"><text:s/></text:span><text:span text:style-name="T7_35">wiele</text:span><text:span text:style-name="T7_36"><text:s/></text:span><text:span text:style-name="T7_37">powodów</text:span><text:span text:style-name="T7_38"><text:s/></text:span><text:span text:style-name="T7_39">do</text:span><text:span text:style-name="T7_40"><text:s/></text:span><text:span text:style-name="T7_41">uśmiechu</text:span><text:span text:style-name="T7_42">.<text:s/></text:span><text:span text:style-name="T7_43">Następnie</text:span><text:span text:style-name="T7_44"><text:s/></text:span><text:span text:style-name="T7_45">zestaw</text:span><text:span text:style-name="T7_46"><text:s/></text:span><text:span text:style-name="T7_47">własnoręcznie</text:span><text:span text:style-name="T7_48"><text:s/></text:span><text:span text:style-name="T7_49">wykonanych</text:span><text:span text:style-name="T7_50"><text:s/></text:span><text:span text:style-name="T7_51">artów</text:span><text:span text:style-name="T7_52">,<text:s/></text:span><text:span text:style-name="T7_53">z</text:span><text:span text:style-name="T7_54"><text:s/></text:span><text:span text:style-name="T7_55">czego</text:span><text:span text:style-name="T7_56"><text:s/></text:span><text:span text:style-name="T7_57">dwa</text:span><text:span text:style-name="T7_58"><text:s/></text:span><text:span text:style-name="T7_59">czym</text:span><text:span text:style-name="T7_60"><text:s/></text:span><text:span text:style-name="T7_61">prędzej</text:span><text:span text:style-name="T7_62"><text:s/></text:span><text:span text:style-name="T7_63">trafią</text:span><text:span text:style-name="T7_64"><text:s/></text:span><text:span text:style-name="T7_65">do</text:span><text:span text:style-name="T7_66"><text:s/></text:span><text:span text:style-name="T7_67">antyramy</text:span><text:span text:style-name="T7_68">.<text:s/></text:span><text:span text:style-name="T7_69">Najchętniej</text:span><text:span text:style-name="T7_70"><text:s/></text:span><text:span text:style-name="T7_71">jeden</text:span><text:span text:style-name="T7_72"><text:s/></text:span><text:span text:style-name="T7_73">z</text:span><text:span text:style-name="T7_74"><text:s/></text:span><text:span text:style-name="T7_75">nich</text:span><text:span text:style-name="T7_76"><text:s/></text:span><text:span text:style-name="T7_77">powiesiłbym</text:span><text:span text:style-name="T7_78"><text:s/></text:span><text:span text:style-name="T7_79">gdzieś</text:span><text:span text:style-name="T7_80"><text:s/></text:span><text:span text:style-name="T7_81">koło</text:span><text:span text:style-name="T7_82"><text:s/></text:span><text:span text:style-name="T7_83">łóżka</text:span><text:span text:style-name="T7_84">,<text:s/></text:span><text:span text:style-name="T7_85">a</text:span><text:span text:style-name="T7_86"><text:s/></text:span><text:span text:style-name="T7_87">drugi</text:span><text:span text:style-name="T7_88"><text:s/></text:span><text:span text:style-name="T7_89">w</text:span><text:span text:style-name="T7_90"><text:s/></text:span><text:span text:style-name="T7_91">pracy</text:span><text:span text:style-name="T7_92">,<text:s/></text:span><text:span text:style-name="T7_93">ale</text:span><text:span text:style-name="T7_94"><text:s/></text:span><text:span text:style-name="T7_95">ten</text:span><text:span text:style-name="T7_96"><text:s/></text:span><text:span text:style-name="T7_97">plan</text:span><text:span text:style-name="T7_98"><text:s/></text:span><text:span text:style-name="T7_99">będzie</text:span><text:span text:style-name="T7_100"><text:s/></text:span><text:span text:style-name="T7_101">musiał</text:span><text:span text:style-name="T7_102"><text:s/></text:span><text:span text:style-name="T7_103">poczekać</text:span><text:span text:style-name="T7_104">,<text:s/></text:span><text:span text:style-name="T7_105">aż</text:span><text:span text:style-name="T7_106"><text:s/></text:span><text:span text:style-name="T7_107">ze</text:span><text:span text:style-name="T7_108"><text:s/></text:span><text:span text:style-name="T7_109">zmianą</text:span><text:span text:style-name="T7_110"><text:s/></text:span><text:span text:style-name="T7_111">pracodawcy</text:span><text:span text:style-name="T7_112"><text:s/></text:span><text:span text:style-name="T7_113">nadejdą</text:span><text:span text:style-name="T7_114"><text:s/></text:span><text:span text:style-name="T7_115">ciekawsze</text:span><text:span text:style-name="T7_116"><text:s/></text:span><text:span text:style-name="T7_117">możliwości</text:span><text:span text:style-name="T7_118">.<text:s/></text:span><text:span text:style-name="T7_119">No</text:span><text:span text:style-name="T7_120"><text:s/></text:span><text:span text:style-name="T7_121">i</text:span><text:span text:style-name="T7_122"><text:s/></text:span><text:span text:style-name="T7_123">ciastka</text:span><text:span text:style-name="T7_124">,<text:s/></text:span><text:span text:style-name="T7_125">na</text:span><text:span text:style-name="T7_126"><text:s/></text:span><text:span text:style-name="T7_127">które</text:span><text:span text:style-name="T7_128"><text:s/></text:span><text:span text:style-name="T7_129">od</text:span><text:span text:style-name="T7_130"><text:s/></text:span><text:span text:style-name="T7_131">czasu</text:span><text:span text:style-name="T7_132"><text:s/></text:span><text:span text:style-name="T7_133">do</text:span><text:span text:style-name="T7_134"><text:s/></text:span><text:span text:style-name="T7_135">czasu</text:span><text:span text:style-name="T7_136"><text:s/></text:span><text:span text:style-name="T7_137">łakomie</text:span><text:span text:style-name="T7_138"><text:s/></text:span><text:span text:style-name="T7_139">spoglądam</text:span><text:span text:style-name="T7_140">.<text:s/></text:span><text:span text:style-name="T7_141">Wszystko</text:span><text:span text:style-name="T7_142"><text:s/></text:span><text:span text:style-name="T7_143">to</text:span><text:span text:style-name="T7_144"><text:s/></text:span><text:span text:style-name="T7_145">tak</text:span><text:span text:style-name="T7_146"><text:s/></text:span><text:span text:style-name="T7_147">naprawdę</text:span><text:span text:style-name="T7_148"><text:s/></text:span><text:span text:style-name="T7_149">drobiazgi</text:span><text:span text:style-name="T7_150">,<text:s/></text:span><text:span text:style-name="T7_151">ale</text:span><text:span text:style-name="T7_152"><text:s/></text:span><text:span text:style-name="T7_153">potrafią</text:span><text:span text:style-name="T7_154"><text:s/></text:span><text:span text:style-name="T7_155">dać</text:span><text:span text:style-name="T7_156"><text:s/></text:span><text:span text:style-name="T7_157">ogrom</text:span><text:span text:style-name="T7_158"><text:s/></text:span><text:span text:style-name="T7_159">radości</text:span><text:span text:style-name="T7_160">,<text:s/></text:span><text:span text:style-name="T7_161">bo</text:span><text:span text:style-name="T7_162"><text:s/></text:span><text:span text:style-name="T7_163">pochodzą</text:span><text:span text:style-name="T7_164"><text:s/></text:span><text:span text:style-name="T7_165">od</text:span><text:span text:style-name="T7_166"><text:s/></text:span><text:span text:style-name="T7_167">kogoś</text:span><text:span text:style-name="T7_168">,<text:s/></text:span><text:span text:style-name="T7_169">kto</text:span><text:span text:style-name="T7_170"><text:s/></text:span><text:span text:style-name="T7_171">musiał</text:span><text:span text:style-name="T7_172"><text:s/></text:span><text:span text:style-name="T7_173">dać</text:span><text:span text:style-name="T7_174"><text:s/></text:span><text:span text:style-name="T7_175">trochę</text:span><text:span text:style-name="T7_176"><text:s/></text:span><text:span text:style-name="T7_177">serca</text:span><text:span text:style-name="T7_178"><text:s/></text:span><text:span text:style-name="T7_179">w</text:span><text:span text:style-name="T7_180"><text:s/></text:span><text:span text:style-name="T7_181">przygotowanie</text:span><text:span text:style-name="T7_182"><text:s/></text:span><text:span text:style-name="T7_183">całości</text:span><text:span text:style-name="T7_184">.<text:s/></text:span><text:span text:style-name="T7_185">Od</text:span><text:span text:style-name="T7_186"><text:s/></text:span><text:span text:style-name="T7_187">osoby</text:span><text:span text:style-name="T7_188">,<text:s/></text:span><text:span text:style-name="T7_189">której</text:span></text:p>
      <text:p text:style-name="P8"><text:span text:style-name="T8_1">nigdy</text:span><text:span text:style-name="T8_2"><text:s/></text:span><text:span text:style-name="T8_3">nie</text:span><text:span text:style-name="T8_4"><text:s/></text:span><text:span text:style-name="T8_5">spotkałem</text:span><text:span text:style-name="T8_6">.</text:span></text:p>
      <text:p text:style-name="P9"><text:span text:style-name="T9_1"><text:s/></text:span></text:p>
      <text:p text:style-name="P10"><text:span text:style-name="T10_1">Nasz</text:span><text:span text:style-name="T10_2"><text:s/></text:span><text:span text:style-name="T10_3">fandom</text:span><text:span text:style-name="T10_4"><text:s/></text:span><text:span text:style-name="T10_5">jest</text:span><text:span text:style-name="T10_6"><text:s/></text:span><text:span text:style-name="T10_7">pełen</text:span><text:span text:style-name="T10_8"><text:s/></text:span><text:span text:style-name="T10_9">takich</text:span><text:span text:style-name="T10_10"><text:s/></text:span><text:span text:style-name="T10_11">niezwykłych</text:span><text:span text:style-name="T10_12"><text:s/></text:span><text:span text:style-name="T10_13">akcji</text:span><text:span text:style-name="T10_14">.<text:s/></text:span><text:span text:style-name="T10_15">Jedne</text:span><text:span text:style-name="T10_16"><text:s/></text:span><text:span text:style-name="T10_17">większe</text:span><text:span text:style-name="T10_18">,<text:s/></text:span><text:span text:style-name="T10_19">drugie</text:span><text:span text:style-name="T10_20"><text:s/></text:span><text:span text:style-name="T10_21">mniejsze</text:span><text:span text:style-name="T10_22">,<text:s/></text:span><text:span text:style-name="T10_23">ale</text:span><text:span text:style-name="T10_24"><text:s/></text:span><text:span text:style-name="T10_25">każda</text:span><text:span text:style-name="T10_26"><text:s/></text:span><text:span text:style-name="T10_27">z</text:span><text:span text:style-name="T10_28"><text:s/></text:span><text:span text:style-name="T10_29">nich</text:span><text:span text:style-name="T10_30"><text:s/></text:span><text:span text:style-name="T10_31">magiczna</text:span><text:span text:style-name="T10_32">.<text:s/></text:span><text:span text:style-name="T10_33">Wystarczy</text:span><text:span text:style-name="T10_34"><text:s/></text:span><text:span text:style-name="T10_35">poszukać</text:span><text:span text:style-name="T10_36"><text:s/></text:span><text:span text:style-name="T10_37">ich</text:span><text:span text:style-name="T10_38"><text:s/></text:span><text:span text:style-name="T10_39">w</text:span><text:span text:style-name="T10_40"><text:s/></text:span><text:span text:style-name="T10_41">na</text:span><text:span text:style-name="T10_42"><text:s/></text:span><text:span text:style-name="T10_43">grupach</text:span><text:span text:style-name="T10_44"><text:s/></text:span><text:span text:style-name="T10_45">FB</text:span><text:span text:style-name="T10_46">,<text:s/></text:span><text:span text:style-name="T10_47">MLPPolska</text:span><text:span text:style-name="T10_48"><text:s/></text:span><text:span text:style-name="T10_49">lub</text:span><text:span text:style-name="T10_50"><text:s/></text:span><text:span text:style-name="T10_51">FGE</text:span><text:span text:style-name="T10_52">.<text:s/></text:span><text:span text:style-name="T10_53">Bo</text:span><text:span text:style-name="T10_54"><text:s/></text:span><text:span text:style-name="T10_55">o</text:span><text:span text:style-name="T10_56"><text:s/></text:span><text:span text:style-name="T10_57">ich</text:span><text:span text:style-name="T10_58"><text:s/></text:span><text:span text:style-name="T10_59">niesamowitości</text:span><text:span text:style-name="T10_60"><text:s/></text:span><text:span text:style-name="T10_61">decydują</text:span><text:span text:style-name="T10_62"><text:s/></text:span><text:span text:style-name="T10_63">właśnie</text:span><text:span text:style-name="T10_64"><text:s/></text:span><text:span text:style-name="T10_65">ludzie</text:span><text:span text:style-name="T10_66">,<text:s/></text:span><text:span text:style-name="T10_67">którzy</text:span><text:span text:style-name="T10_68"><text:s/></text:span><text:span text:style-name="T10_69">zdecydują</text:span><text:span text:style-name="T10_70"><text:s/></text:span><text:span text:style-name="T10_71">się</text:span><text:span text:style-name="T10_72"><text:s/></text:span><text:span text:style-name="T10_73">na</text:span><text:span text:style-name="T10_74"><text:s/></text:span><text:span text:style-name="T10_75">udział</text:span><text:span text:style-name="T10_76">.<text:s text:c="2"/></text:span><text:span text:style-name="T10_77">Należy</text:span><text:span text:style-name="T10_78"><text:s/></text:span><text:span text:style-name="T10_79">odłożyć</text:span><text:span text:style-name="T10_80">,<text:s/></text:span><text:span text:style-name="T10_81">strach</text:span><text:span text:style-name="T10_82"><text:s/></text:span><text:span text:style-name="T10_83">na</text:span><text:span text:style-name="T10_84"><text:s/></text:span><text:span text:style-name="T10_85">bok</text:span><text:span text:style-name="T10_86">,<text:s/></text:span><text:span text:style-name="T10_87">zgłosić</text:span><text:span text:style-name="T10_88"><text:s/></text:span><text:span text:style-name="T10_89">się</text:span><text:span text:style-name="T10_90"><text:s/></text:span><text:span text:style-name="T10_91">do</text:span><text:span text:style-name="T10_92"><text:s/></text:span><text:span text:style-name="T10_93">niej</text:span><text:span text:style-name="T10_94">,<text:s/></text:span><text:span text:style-name="T10_95">nawet</text:span><text:span text:style-name="T10_96"><text:s/></text:span><text:span text:style-name="T10_97">jeżeli</text:span><text:span text:style-name="T10_98"><text:s/></text:span><text:span text:style-name="T10_99">są</text:span><text:span text:style-name="T10_100"><text:s/></text:span><text:span text:style-name="T10_101">jakieś</text:span><text:span text:style-name="T10_102"><text:s/></text:span><text:span text:style-name="T10_103">wymagania</text:span><text:span text:style-name="T10_104">.<text:s/></text:span><text:span text:style-name="T10_105">Ewentualne</text:span><text:span text:style-name="T10_106"><text:s/></text:span><text:span text:style-name="T10_107">odejście</text:span><text:span text:style-name="T10_108"><text:s/></text:span><text:span text:style-name="T10_109">z</text:span><text:span text:style-name="T10_110"><text:s/></text:span><text:span text:style-name="T10_111">kwitkiem</text:span><text:span text:style-name="T10_112"><text:s/></text:span><text:span text:style-name="T10_113">to</text:span><text:span text:style-name="T10_114"><text:s/></text:span><text:span text:style-name="T10_115">nie</text:span><text:span text:style-name="T10_116"><text:s/></text:span><text:span text:style-name="T10_117">wstyd</text:span><text:span text:style-name="T10_118">.<text:s/></text:span><text:span text:style-name="T10_119">Ważne</text:span><text:span text:style-name="T10_120"><text:s/></text:span><text:span text:style-name="T10_121">jest</text:span><text:span text:style-name="T10_122"><text:s/></text:span><text:span text:style-name="T10_123">tylko</text:span><text:span text:style-name="T10_124">,<text:s/></text:span><text:span text:style-name="T10_125">aby</text:span><text:span text:style-name="T10_126"><text:s/></text:span><text:span text:style-name="T10_127">się</text:span><text:span text:style-name="T10_128"><text:s/></text:span><text:span text:style-name="T10_129">zaangażować</text:span><text:span text:style-name="T10_130">,<text:s/></text:span><text:span text:style-name="T10_131">bo</text:span><text:span text:style-name="T10_132"><text:s/></text:span><text:span text:style-name="T10_133">bez</text:span><text:span text:style-name="T10_134"><text:s/></text:span><text:span text:style-name="T10_135">tego</text:span><text:span text:style-name="T10_136"><text:s/></text:span><text:span text:style-name="T10_137">wszystko</text:span><text:span text:style-name="T10_138"><text:s/></text:span><text:span text:style-name="T10_139">sypie</text:span><text:span text:style-name="T10_140"><text:s/></text:span><text:span text:style-name="T10_141">się</text:span><text:span text:style-name="T10_142"><text:s/></text:span><text:span text:style-name="T10_143">jak</text:span><text:span text:style-name="T10_144"><text:s/></text:span><text:span text:style-name="T10_145">domek</text:span><text:span text:style-name="T10_146"><text:s/></text:span><text:span text:style-name="T10_147">z</text:span><text:span text:style-name="T10_148"><text:s/></text:span><text:span text:style-name="T10_149">kart</text:span><text:span text:style-name="T10_150">.<text:s/></text:span><text:span text:style-name="T10_151">A</text:span><text:span text:style-name="T10_152"><text:s/></text:span><text:span text:style-name="T10_153">tych</text:span><text:span text:style-name="T10_154">,<text:s/></text:span><text:span text:style-name="T10_155">których</text:span><text:span text:style-name="T10_156"><text:s/></text:span><text:span text:style-name="T10_157">zainteresowałem</text:span><text:span text:style-name="T10_158"><text:s/></text:span><text:span text:style-name="T10_159">Pony</text:span><text:span text:style-name="T10_160"><text:s/></text:span><text:span text:style-name="T10_161">Pocztą</text:span><text:span text:style-name="T10_162">,<text:s/></text:span><text:span text:style-name="T10_163">zapraszam</text:span><text:span text:style-name="T10_164"><text:s/></text:span><text:span text:style-name="T10_165">na</text:span><text:span text:style-name="T10_166"><text:s/></text:span><text:span text:style-name="T10_167">ich</text:span><text:span text:style-name="T10_168"><text:s/></text:span><text:span text:style-name="T10_169"><text:a xlink:type="simple" xlink:href="https://www.facebook.com/ponypoczta"><text:span text:style-name="T10_170">fanpage</text:span></text:a></text:span><text:span text:style-name="T10_171">.<text:s/></text:span><text:span text:style-name="T10_172">Intuicja</text:span><text:span text:style-name="T10_173"><text:s/></text:span><text:span text:style-name="T10_174">mi</text:span><text:span text:style-name="T10_175"><text:s/></text:span><text:span text:style-name="T10_176">mówi</text:span><text:span text:style-name="T10_177">,<text:s/></text:span><text:span text:style-name="T10_178">że</text:span><text:span text:style-name="T10_179"><text:s/></text:span><text:span text:style-name="T10_180">kolejna</text:span><text:span text:style-name="T10_181"><text:s/></text:span><text:span text:style-name="T10_182">edycja</text:span><text:span text:style-name="T10_183"><text:s/></text:span><text:span text:style-name="T10_184">będzie</text:span><text:span text:style-name="T10_185"><text:s/></text:span><text:span text:style-name="T10_186">niebawem</text:span><text:span text:style-name="T10_187">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